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elle10" style:family="table">
      <style:table-properties style:width="16.999cm" table:align="margins"/>
    </style:style>
    <style:style style:name="Tabelle10.A" style:family="table-column">
      <style:table-column-properties style:column-width="16.999cm" style:rel-column-width="65535*"/>
    </style:style>
    <style:style style:name="Tabelle10.A1" style:family="table-cell">
      <style:table-cell-properties fo:padding="0.097cm" fo:border="0.002cm solid #000000"/>
    </style:style>
    <style:style style:name="Tabelle1" style:family="table">
      <style:table-properties style:width="16.999cm" table:align="margins"/>
    </style:style>
    <style:style style:name="Tabelle1.A" style:family="table-column">
      <style:table-column-properties style:column-width="5.666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16.999cm" style:rel-column-width="65535*"/>
    </style:style>
    <style:style style:name="Tabelle3.A1" style:family="table-cell">
      <style:table-cell-properties fo:padding="0.097cm" fo:border="0.002cm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02cm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02cm solid #000000"/>
    </style:style>
    <style:style style:name="Tabelle8.A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16.999cm" style:rel-column-width="65535*"/>
    </style:style>
    <style:style style:name="Tabelle7.A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16.999cm" style:rel-column-width="65535*"/>
    </style:style>
    <style:style style:name="Tabelle6.A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16.999cm" style:rel-column-width="65535*"/>
    </style:style>
    <style:style style:name="Tabelle5.A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DejaVu Sans" fo:font-size="8pt" style:font-size-asian="7pt" style:font-size-complex="8pt"/>
    </style:style>
    <style:style style:name="P2" style:family="paragraph" style:parent-style-name="Footer">
      <style:paragraph-properties fo:text-align="end" style:justify-single-word="false"/>
      <style:text-properties style:font-name="DejaVu Sans" fo:font-size="6pt" style:font-size-asian="5.25pt" style:font-size-complex="6pt"/>
    </style:style>
    <style:style style:name="P3" style:family="paragraph" style:parent-style-name="Standard">
      <style:paragraph-properties fo:margin-top="0cm" fo:margin-bottom="0.199cm" fo:text-align="justify" style:justify-single-word="false"/>
      <style:text-properties style:font-name="DejaVu Sans" fo:font-size="24pt" fo:font-weight="bold" style:font-size-asian="24pt" style:font-weight-asian="bold" style:font-size-complex="24pt" style:font-weight-complex="bold"/>
    </style:style>
    <style:style style:name="P4" style:family="paragraph" style:parent-style-name="Standard">
      <style:paragraph-properties fo:margin-top="0cm" fo:margin-bottom="0.199cm" fo:text-align="center" style:justify-single-word="false"/>
      <style:text-properties style:font-name="DejaVu Sans" fo:font-size="24pt" fo:font-weight="bold" style:font-size-asian="24pt" style:font-weight-asian="bold" style:font-size-complex="24pt" style:font-weight-complex="bold"/>
    </style:style>
    <style:style style:name="P5" style:family="paragraph" style:parent-style-name="Standard">
      <style:paragraph-properties fo:margin-top="0cm" fo:margin-bottom="0.199cm" fo:text-align="justify" style:justify-single-word="false"/>
      <style:text-properties style:font-name="DejaVu Sans"/>
    </style:style>
    <style:style style:name="P6" style:family="paragraph" style:parent-style-name="Standard">
      <style:paragraph-properties fo:margin-top="0cm" fo:margin-bottom="0.199cm" fo:text-align="center" style:justify-single-word="false"/>
      <style:text-properties style:font-name="DejaVu Sans"/>
    </style:style>
    <style:style style:name="P7" style:family="paragraph" style:parent-style-name="Standard">
      <style:paragraph-properties fo:margin-top="0cm" fo:margin-bottom="0.199cm" fo:text-align="justify" style:justify-single-word="false"/>
      <style:text-properties style:font-name="DejaVu Sans" fo:font-size="11pt" style:font-size-asian="11pt" style:font-size-complex="11pt"/>
    </style:style>
    <style:style style:name="P8" style:family="paragraph" style:parent-style-name="Standard">
      <style:paragraph-properties fo:margin-top="0cm" fo:margin-bottom="0.199cm" fo:text-align="center" style:justify-single-word="false"/>
      <style:text-properties style:font-name="DejaVu Sans" fo:font-size="11pt" style:font-size-asian="11pt" style:font-size-complex="11pt"/>
    </style:style>
    <style:style style:name="P9" style:family="paragraph" style:parent-style-name="Standard">
      <style:paragraph-properties fo:margin-top="0cm" fo:margin-bottom="0.199cm" fo:text-align="justify" style:justify-single-word="false"/>
      <style:text-properties style:font-name="FreeMono" fo:font-size="11pt" style:font-size-asian="11pt" style:font-size-complex="11pt"/>
    </style:style>
    <style:style style:name="P10" style:family="paragraph" style:parent-style-name="Standard">
      <style:paragraph-properties fo:margin-top="0cm" fo:margin-bottom="0.199cm" fo:text-align="justify" style:justify-single-word="false"/>
      <style:text-properties fo:font-size="11pt" style:font-size-asian="11pt" style:font-size-complex="11pt"/>
    </style:style>
    <style:style style:name="P11" style:family="paragraph" style:parent-style-name="Text_20_body">
      <style:paragraph-properties fo:margin-top="0cm" fo:margin-bottom="0.199cm" fo:text-align="justify" style:justify-single-word="false"/>
      <style:text-properties style:font-name="DejaVu Sans" fo:font-size="11pt" style:font-size-asian="9.60000038146973pt" style:font-size-complex="11pt"/>
    </style:style>
    <style:style style:name="P12" style:family="paragraph" style:parent-style-name="Text_20_body">
      <style:paragraph-properties fo:margin-top="0cm" fo:margin-bottom="0.199cm" fo:text-align="justify" style:justify-single-word="false"/>
      <style:text-properties style:font-name="FreeMono" fo:font-size="11pt" style:font-size-asian="9.60000038146973pt" style:font-size-complex="11pt"/>
    </style:style>
    <style:style style:name="P13" style:family="paragraph" style:parent-style-name="Text_20_body">
      <style:paragraph-properties fo:margin-top="0cm" fo:margin-bottom="0.199cm" fo:text-align="justify" style:justify-single-word="false"/>
    </style:style>
    <style:style style:name="P14" style:family="paragraph" style:parent-style-name="Table_20_Contents">
      <style:paragraph-properties fo:margin-top="0cm" fo:margin-bottom="0.199cm" fo:text-align="justify" style:justify-single-word="false"/>
      <style:text-properties style:font-name="DejaVu Sans" fo:font-weight="bold" style:font-weight-asian="bold" style:font-weight-complex="bold"/>
    </style:style>
    <style:style style:name="P15" style:family="paragraph" style:parent-style-name="Table_20_Contents">
      <style:paragraph-properties fo:margin-top="0cm" fo:margin-bottom="0.199cm" fo:text-align="justify" style:justify-single-word="false"/>
      <style:text-properties style:font-name="DejaVu Sans" fo:font-size="11pt" style:font-size-asian="11pt" style:font-size-complex="11pt"/>
    </style:style>
    <style:style style:name="P16" style:family="paragraph" style:parent-style-name="Standard">
      <style:paragraph-properties fo:margin-top="0cm" fo:margin-bottom="0cm" fo:text-align="justify" style:justify-single-word="false"/>
      <style:text-properties style:font-name="FreeMono" fo:font-size="11pt" style:font-size-asian="11pt" style:font-size-complex="11pt"/>
    </style:style>
    <style:style style:name="P17" style:family="paragraph" style:parent-style-name="Standard">
      <style:paragraph-properties fo:margin-top="0cm" fo:margin-bottom="0cm" fo:text-align="justify" style:justify-single-word="false"/>
      <style:text-properties style:font-name="DejaVu Sans" fo:font-size="11pt" style:font-size-asian="11pt" style:font-size-complex="11pt"/>
    </style:style>
    <style:style style:name="P18" style:family="paragraph" style:parent-style-name="Standard">
      <style:paragraph-properties fo:margin-top="0cm" fo:margin-bottom="0cm" fo:text-align="justify" style:justify-single-word="false">
        <style:tab-stops>
          <style:tab-stop style:position="4.355cm"/>
        </style:tab-stops>
      </style:paragraph-properties>
      <style:text-properties style:font-name="DejaVu Sans" fo:font-size="11pt" style:font-size-asian="11pt" style:font-size-complex="11pt"/>
    </style:style>
    <style:style style:name="P19" style:family="paragraph" style:parent-style-name="Standard">
      <style:paragraph-properties fo:margin-top="0cm" fo:margin-bottom="0cm" fo:text-align="justify" style:justify-single-word="false"/>
      <style:text-properties style:font-name="DejaVu Sans" fo:font-size="8pt" style:font-size-asian="8pt" style:font-size-complex="8pt"/>
    </style:style>
    <style:style style:name="P20" style:family="paragraph" style:parent-style-name="Table_20_Contents">
      <style:paragraph-properties fo:text-align="justify" style:justify-single-word="false"/>
      <style:text-properties style:font-name="DejaVu Sans" fo:font-size="11pt" style:font-size-asian="9.60000038146973pt" style:font-size-complex="11pt"/>
    </style:style>
    <style:style style:name="P21" style:family="paragraph" style:parent-style-name="Preformatted_20_Text">
      <style:paragraph-properties fo:text-align="justify" style:justify-single-word="false"/>
      <style:text-properties style:font-name="FreeMono" fo:font-size="11pt" style:font-size-asian="9.60000038146973pt" style:font-size-complex="11pt"/>
    </style:style>
    <style:style style:name="P22" style:family="paragraph" style:parent-style-name="Standard" style:list-style-name="L1">
      <style:paragraph-properties fo:margin-top="0cm" fo:margin-bottom="0.199cm" fo:text-align="justify" style:justify-single-word="false">
        <style:tab-stops>
          <style:tab-stop style:position="3.094cm"/>
        </style:tab-stops>
      </style:paragraph-properties>
      <style:text-properties style:font-name="DejaVu Sans" fo:font-size="12pt" fo:font-weight="bold" style:font-size-asian="12pt" style:font-weight-asian="bold" style:font-size-complex="12pt" style:font-weight-complex="bold"/>
    </style:style>
    <style:style style:name="P23" style:family="paragraph" style:parent-style-name="Standard" style:list-style-name="L1">
      <style:paragraph-properties fo:margin-top="0cm" fo:margin-bottom="0.199cm" fo:text-align="justify" style:justify-single-word="false"/>
      <style:text-properties style:font-name="DejaVu Sans" fo:font-size="12pt" fo:font-weight="bold" style:font-size-asian="12pt" style:font-weight-asian="bold" style:font-size-complex="12pt" style:font-weight-complex="bold"/>
    </style:style>
    <style:style style:name="P24" style:family="paragraph" style:parent-style-name="Standard">
      <style:paragraph-properties fo:margin-top="0cm" fo:margin-bottom="0.199cm" fo:text-align="justify" style:justify-single-word="false"/>
      <style:text-properties style:font-name="DejaVu Sans" fo:font-weight="bold" style:font-weight-asian="bold" style:font-weight-complex="bold"/>
    </style:style>
    <style:style style:name="P25" style:family="paragraph" style:parent-style-name="Standard">
      <style:paragraph-properties fo:margin-top="0cm" fo:margin-bottom="0.199cm" fo:text-align="justify" style:justify-single-word="false"/>
      <style:text-properties style:font-name="DejaVu Sans" fo:font-size="11pt" fo:font-weight="normal" style:font-size-asian="11pt" style:font-weight-asian="normal" style:font-size-complex="11pt" style:font-weight-complex="normal"/>
    </style:style>
    <style:style style:name="P26" style:family="paragraph" style:parent-style-name="Standard">
      <style:paragraph-properties fo:margin-top="0cm" fo:margin-bottom="0.199cm" fo:text-align="justify" style:justify-single-word="false">
        <style:tab-stops>
          <style:tab-stop style:position="1.282cm"/>
        </style:tab-stops>
      </style:paragraph-properties>
      <style:text-properties style:font-name="DejaVu Sans" fo:font-size="11pt" fo:font-weight="normal" style:font-size-asian="11pt" style:font-weight-asian="normal" style:font-size-complex="11pt" style:font-weight-complex="normal"/>
    </style:style>
    <style:style style:name="P27" style:family="paragraph" style:parent-style-name="Standard">
      <style:paragraph-properties fo:margin-top="0cm" fo:margin-bottom="0.199cm" fo:text-align="justify" style:justify-single-word="false"/>
    </style:style>
    <style:style style:name="P28" style:family="paragraph" style:parent-style-name="Standard">
      <style:paragraph-properties fo:margin-top="0cm" fo:margin-bottom="0cm" fo:line-height="100%" fo:text-align="justify" style:justify-single-word="false"/>
      <style:text-properties style:font-name="FreeMono" fo:font-size="11pt" fo:font-weight="normal" style:font-size-asian="11pt" style:font-weight-asian="normal" style:font-size-complex="11pt" style:font-weight-complex="normal"/>
    </style:style>
    <style:style style:name="P29" style:family="paragraph" style:parent-style-name="Standard">
      <style:paragraph-properties fo:margin-top="0cm" fo:margin-bottom="0cm" fo:text-align="justify" style:justify-single-word="false"/>
      <style:text-properties style:font-name="FreeMono" fo:font-size="11pt" fo:font-weight="normal" style:font-size-asian="11pt" style:font-weight-asian="normal" style:font-size-complex="11pt" style:font-weight-complex="normal"/>
    </style:style>
    <style:style style:name="P30" style:family="paragraph" style:parent-style-name="Text_20_body">
      <style:paragraph-properties fo:margin-top="0cm" fo:margin-bottom="0.199cm" fo:text-align="justify" style:justify-single-word="false"/>
      <style:text-properties style:font-name="DejaVu Sans" fo:font-size="11pt" fo:font-weight="normal" style:font-size-asian="9.60000038146973pt" style:font-weight-asian="normal" style:font-size-complex="11pt" style:font-weight-complex="normal"/>
    </style:style>
    <style:style style:name="P31" style:family="paragraph" style:parent-style-name="Text_20_body">
      <style:paragraph-properties fo:margin-top="0cm" fo:margin-bottom="0.199cm" fo:text-align="justify" style:justify-single-word="false"/>
      <style:text-properties style:font-name="FreeMono" fo:font-size="11pt" fo:font-weight="normal" style:font-size-asian="9.60000038146973pt" style:font-weight-asian="normal" style:font-size-complex="11pt" style:font-weight-complex="normal"/>
    </style:style>
    <style:style style:name="P32" style:family="paragraph" style:parent-style-name="Heading_20_1">
      <style:paragraph-properties fo:margin-top="0cm" fo:margin-bottom="0.199cm" fo:text-align="justify" style:justify-single-word="false" fo:break-before="page"/>
    </style:style>
    <style:style style:name="P33" style:family="paragraph" style:parent-style-name="Heading_20_1">
      <style:paragraph-properties fo:margin-top="0cm" fo:margin-bottom="0.199cm" fo:text-align="justify" style:justify-single-word="false" fo:break-before="page" fo:keep-with-next="always"/>
    </style:style>
    <style:style style:name="P34" style:family="paragraph" style:parent-style-name="Heading_20_1">
      <style:paragraph-properties fo:margin-top="0cm" fo:margin-bottom="0.199cm" fo:text-align="justify" style:justify-single-word="false"/>
    </style:style>
    <style:style style:name="P35" style:family="paragraph" style:parent-style-name="Heading_20_3">
      <style:paragraph-properties fo:margin-top="0cm" fo:margin-bottom="0.199cm" fo:text-align="justify" style:justify-single-word="false"/>
    </style:style>
    <style:style style:name="P36" style:family="paragraph" style:parent-style-name="Heading_20_3">
      <style:paragraph-properties fo:margin-top="0cm" fo:margin-bottom="0.199cm" fo:text-align="justify" style:justify-single-word="false" fo:keep-with-next="always"/>
      <style:text-properties fo:font-weight="bold" style:font-weight-asian="bold" style:font-weight-complex="bold"/>
    </style:style>
    <style:style style:name="P37" style:family="paragraph" style:parent-style-name="Heading_20_3">
      <style:paragraph-properties fo:margin-top="0cm" fo:margin-bottom="0.199cm" fo:text-align="justify" style:justify-single-word="false" fo:keep-with-next="always"/>
    </style:style>
    <style:style style:name="P38" style:family="paragraph" style:parent-style-name="Heading_20_2">
      <style:paragraph-properties fo:margin-top="0cm" fo:margin-bottom="0.199cm" fo:text-align="justify" style:justify-single-word="false"/>
    </style:style>
    <style:style style:name="P39" style:family="paragraph" style:parent-style-name="Heading_20_2">
      <style:paragraph-properties fo:margin-top="0cm" fo:margin-bottom="0.199cm" fo:text-align="justify" style:justify-single-word="false" fo:break-before="page"/>
    </style:style>
    <style:style style:name="P40" style:family="paragraph" style:parent-style-name="Heading_20_2">
      <style:paragraph-properties fo:margin-top="0.423cm" fo:margin-bottom="0.212cm" fo:keep-with-next="always"/>
    </style:style>
    <style:style style:name="P41" style:family="paragraph" style:parent-style-name="Contents_20_2">
      <style:paragraph-properties>
        <style:tab-stops>
          <style:tab-stop style:position="16.499cm" style:type="right" style:leader-style="dotted" style:leader-text="."/>
        </style:tab-stops>
      </style:paragraph-properties>
      <style:text-properties style:font-name="DejaVu Sans"/>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text-properties style:font-name="DejaVu Sans"/>
    </style:style>
    <style:style style:name="T1" style:family="text">
      <style:text-properties fo:font-weight="bold" style:font-weight-asian="bold" style:font-weight-complex="bold"/>
    </style:style>
    <style:style style:name="T2" style:family="text">
      <style:text-properties style:font-name="FreeMono"/>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normal" style:font-weight-asian="normal" style:font-weight-complex="normal"/>
    </style:style>
    <style:style style:name="T10" style:family="text">
      <style:text-properties fo:font-size="8pt" style:font-size-asian="8pt" style:font-size-complex="8pt"/>
    </style:style>
    <style:style style:name="T11" style:family="text">
      <style:text-properties style:font-name="DejaVu Sans" fo:font-size="11pt" fo:font-weight="normal" style:font-size-asian="9.60000038146973pt" style:font-weight-asian="normal" style:font-size-complex="11pt" style:font-weight-complex="normal"/>
    </style:style>
    <style:style style:name="T12" style:family="text">
      <style:text-properties style:font-name="DejaVu Sans" fo:font-size="11pt" fo:font-weight="normal" style:font-size-asian="11pt" style:font-weight-asian="normal" style:font-size-complex="11pt" style:font-weight-complex="normal"/>
    </style:style>
    <style:style style:name="T13" style:family="text">
      <style:text-properties style:font-name="DejaVu Sans" fo:font-size="11pt" fo:font-style="italic" fo:font-weight="normal" style:font-size-asian="9.60000038146973pt" style:font-style-asian="italic" style:font-weight-asian="normal" style:font-size-complex="11pt" style:font-style-complex="italic" style:font-weight-complex="normal"/>
    </style:style>
    <style:style style:name="T14" style:family="text">
      <style:text-properties fo:font-size="11pt"/>
    </style:style>
    <style:style style:name="T15" style:family="text">
      <style:text-properties fo:font-size="11pt" style:font-size-asian="11pt" style:font-size-complex="11pt"/>
    </style:style>
    <style:style style:name="T16" style:family="text">
      <style:text-properties style:font-name="FreeMono"/>
    </style:style>
    <style:style style:name="T17" style:family="text">
      <style:text-properties style:font-name="FreeMono" fo:font-size="11pt" fo:font-weight="normal" style:font-size-asian="11pt" style:font-weight-asian="normal" style:font-size-complex="11pt" style:font-weight-complex="normal"/>
    </style:style>
    <style:style style:name="T18" style:family="text">
      <style:text-properties style:font-name="FreeMono" fo:font-size="11pt" style:font-size-asian="11pt" style:font-size-complex="11pt"/>
    </style:style>
    <style:style style:name="T19" style:family="text">
      <style:text-properties style:font-size-asian="11pt"/>
    </style:style>
    <style:style style:name="T20" style:family="text">
      <style:text-properties style:font-size-complex="11pt"/>
    </style:style>
    <style:style style:name="T21" style:family="text">
      <style:text-properties style:font-name="DejaVu San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Linux Grundlagen</text:p>
      <text:p text:style-name="P5"/>
      <text:p text:style-name="P6">Version 1.4, 13. Juni 2010</text:p>
      <text:p text:style-name="P5"/>
      <text:p text:style-name="P5"/>
      <text:table-of-content text:style-name="Sect1"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42"><text:span text:style-name="T21"><text:s/>1 Vorwort<text:tab/>2</text:span></text:p>
          <text:p text:style-name="P42"><text:span text:style-name="T21"><text:s/>2 Die Linux Philosophie<text:tab/>3</text:span></text:p>
          <text:p text:style-name="P42"><text:span text:style-name="T21"><text:s/>3 Die Distributionen<text:tab/>3</text:span></text:p>
          <text:p text:style-name="P41"><text:s/>3.1 Der Paketmanager<text:tab/>3</text:p>
          <text:p text:style-name="P41"><text:s/>3.2 Das Betriebssystem: Der Kernel<text:tab/>4</text:p>
          <text:p text:style-name="P41"><text:s/>3.3 Die Benutzerschnittstelle<text:tab/>4</text:p>
          <text:p text:style-name="P43"><text:s/>3.3.1 Die Konsole: /bin/shell<text:tab/>4</text:p>
          <text:p text:style-name="P43"><text:s/>3.3.2 Die grafische Oberfläche: X11<text:tab/>4</text:p>
          <text:p text:style-name="P42"><text:span text:style-name="T21"><text:s/>4 Einstieg in Debian<text:tab/>5</text:span></text:p>
          <text:p text:style-name="P41"><text:s/>4.1 Der Debian Paketmanager: dpkg<text:tab/>5</text:p>
          <text:p text:style-name="P43"><text:s/>4.1.1 Das dpkg Frontend: APT<text:tab/>5</text:p>
          <text:p text:style-name="P43"><text:s/>4.1.2 Die APT Repositorys<text:tab/>6</text:p>
          <text:p text:style-name="P41"><text:s/>4.2 Verzeichnisstruktur<text:tab/>6</text:p>
          <text:p text:style-name="P41"><text:s/>4.3 Benutzerverwaltung: pam_unix.so<text:tab/>7</text:p>
          <text:p text:style-name="P43"><text:s/>4.3.1 /etc/passwd<text:tab/>7</text:p>
          <text:p text:style-name="P43"><text:s/>4.3.2 /etc/shadow<text:tab/>7</text:p>
          <text:p text:style-name="P43"><text:s/>4.3.3 /etc/group<text:tab/>7</text:p>
          <text:p text:style-name="P43"><text:s/>4.3.4 Dateirechte<text:tab/>8</text:p>
          <text:p text:style-name="P41"><text:s/>4.4 Einbinden von Datenträgern<text:tab/>9</text:p>
          <text:p text:style-name="P43"><text:s/>4.4.1 Zugriff auf Partitionen<text:tab/>9</text:p>
          <text:p text:style-name="P42"><text:span text:style-name="T21"><text:s/>5 Kompilieren<text:tab/>10</text:span></text:p>
          <text:p text:style-name="P41"><text:s/>5.1 Vorbereitung<text:tab/>10</text:p>
          <text:p text:style-name="P41"><text:s/>5.2 Kompilieren<text:tab/>10</text:p>
          <text:p text:style-name="P42"><text:span text:style-name="T21"><text:s/>6 Weiterführende Quellen:<text:tab/>11</text:span></text:p>
        </text:index-body>
      </text:table-of-content>
      <text:p text:style-name="P5"/>
      <text:p text:style-name="P5"/>
      <text:h text:style-name="P32" text:outline-level="1"><text:bookmark text:name="__RefHeading__876_623753130"/>Vorwort<text:bookmark-end text:name="__RefHeading__876_623753130"/></text:h>
      <text:p text:style-name="P7">Linux kann man nicht innerhalb von einem Tag lehren oder lernen. Linux ist nur ein Werkzeug, Um damit umzugehen muss man es Anwenden und bereit sein dazu zu lernen.</text:p>
      <text:p text:style-name="P7">Es ist wie mit jedem Werkzeug, wenn man es ohne Bedacht und ohne Übung einsetzt, dann kann man auch viel kaputt machen.</text:p>
      <text:p text:style-name="P7"/>
      <text:p text:style-name="P7">Oft habe ich mittlerweile gehört: „Linux ist kompliziert“, „Linux ist anders“, „Linux hat gar nicht xyz“.</text:p>
      <text:p text:style-name="P7">Stimmt! Linux ist kein Patentrezept, die Sonne scheint nicht heller, wenn ich <text:s/>eine Konsole öffne. Dafür schreibe ich mir meinen eigenen Programme und Treiber, wenn mein Gerät oder meine Wunschfunktion nicht unterstützt wird. Und das ganz ohne Experte auf dem Gebiet zu sein.</text:p>
      <text:p text:style-name="P7"/>
      <text:p text:style-name="P7"/>
      <text:p text:style-name="P7">Es heißt die Gemeinde um Linux herum sei arrogant und unfreundlich. Nicht Arroganter als die Industrie es ist, nicht unfreundlicher als ein Supporter der schlecht bezahlt wird.</text:p>
      <text:p text:style-name="P7"/>
      <table:table table:name="Tabelle10" table:style-name="Tabelle10">
        <table:table-column table:style-name="Tabelle10.A"/>
        <table:table-row>
          <table:table-cell table:style-name="Tabelle10.A1" office:value-type="string">
            <text:p text:style-name="P8">Ich persönlich distanziere mich ausdrücklich von jeder Community! Ich gehöre keiner Distribution an und bin keinem Verhaltenscodex gebunden.</text:p>
          </table:table-cell>
        </table:table-row>
      </table:table>
      <text:p text:style-name="P7"/>
      <text:p text:style-name="P7">Ich helfe gerne, wenn zwei Voraussetzungen geschaffen sind:</text:p>
      <text:p text:style-name="P7"/>
      <text:list xml:id="list119607878" text:style-name="L1">
        <text:list-item>
          <text:p text:style-name="P22">Interesse</text:p>
        </text:list-item>
      </text:list>
      <text:p text:style-name="P7">Gerne darf mir ein Hilfesuchender sein Problem verkaufen. Ich will wissen warum ich das nun mache. Immerhin will ich mich auch selbst weiter entwickeln, und vielleicht ist er ja auf ein Problem gestoßen, das sich meiner Vorstellungskraft entzieht.</text:p>
      <text:p text:style-name="P7">„Geht nicht“ ist KEIN Grund für mich aktiv zu werden.</text:p>
      <text:p text:style-name="P7"/>
      <text:list xml:id="list1956231435" text:continue-numbering="true" text:style-name="L1">
        <text:list-item>
          <text:p text:style-name="P23">Initiative</text:p>
        </text:list-item>
      </text:list>
      <text:p text:style-name="P7">Zu gerne verweise ich, bei schlecht gestellter Frage, auf die gängigen RTFM Quellen, wie Manpage, google und Dokumentation.</text:p>
      <text:p text:style-name="P7">Mein Motto ist immer „Hilfe zur Selbsthilfe“, selbst wenn ich die Antwort kenne, warum soll ich sie direkt geben, dann fragt mich der Hilfesuchende ja immer! Es ist keineswegs verwerflich etwas nicht zu wissen, aber ebenso interessant wie die Antwort ist der Weg dort hin.</text:p>
      <text:h text:style-name="P32" text:outline-level="1"><text:bookmark text:name="__RefHeading__878_623753130"/>Die Linux Philosophie<text:bookmark-end text:name="__RefHeading__878_623753130"/></text:h>
      <text:p text:style-name="P7">Der Kernel [7] steht unter der GPL. Initial ist er von Linus Torwald entwickelt worden, stark an gelehnt an den im studentischen Umfeld verbreiteten Unix. Linux sollte nicht nur frei sein, wie es Freibier ist, sondern auch Quelloffen. Jeder hat die Möglichkeit an der Entwicklung mitzuwirken. Die einzige Bedingung ist, dass die neue Entwicklung wieder offen gelegt wird.</text:p>
      <text:p text:style-name="P7">Jeder Privatanwender hat die Möglichkeit ein Projekt zu starten und zu entwickeln. Um so interessanter es auch für andere Entwickler ist, desto mehr die Möglichkeit zu wachsen. Siehe MySQL, OOo.</text:p>
      <text:p text:style-name="P7">Die Schattenseite ist die nicht gegebene Garantie. Wenn ein Projekt kein Interesse mehr bindet, so kann es sterben. Eine Firma die dieses Programm nutzt muss sich neu orientieren oder auf alternativen umsteigen.</text:p>
      <text:p text:style-name="P7"/>
      <text:h text:style-name="P34" text:outline-level="1"><text:bookmark text:name="__RefHeading__880_623753130"/>Die Distributionen<text:bookmark-end text:name="__RefHeading__880_623753130"/></text:h>
      <text:p text:style-name="P7">Linux selbst ist nur der <text:span text:style-name="T1">Kernel</text:span>, mit dem der normale Anwender wenig zu tun hat. Um für die Masse attraktiv zu sein fehlt noch Anwendungssoftware.</text:p>
      <text:p text:style-name="P7">Wie der Kernel selbst ist vieles dieser Software auch unter freien Lizenzen im Internet zu finden. Nimmt man die Software, stellt diese bequem mittels <text:span text:style-name="T1">Paketmanager</text:span> zur Verfügung und ergänzt ein wenig Support und Dokumentation, so hat man eine Distribution.</text:p>
      <text:p text:style-name="P7">Es gibt kostenpflichtige Distributionen wie <text:span text:style-name="T3">Suse</text:span> oder <text:span text:style-name="T5">Redhat Enterprise</text:span>, die neben den Paketen auch noch kostenpflichtigen Support und Handbücher anbieten. Und es gibt die sogenannten 'Community Distributionen', wie <text:span text:style-name="T3">Debian</text:span>, <text:span text:style-name="T3">openSuse</text:span> oder <text:span text:style-name="T4">Gentoo</text:span>, die größtenteils von der Community getragen werden.</text:p>
      <text:p text:style-name="P7"/>
      <text:h text:style-name="P38" text:outline-level="2">Der Paketmanager</text:h>
      <text:p text:style-name="P7">Ein Paketmanager sorgt dafür, das die vielen auf verschiedene Art und Weise geschriebenen und gepflegten Programme auf einen Nenner kommen und das System trotz der Vielfalt einfach zu Erweitern und zu Warten bleibt.</text:p>
      <text:p text:style-name="P7">Ein Programm hat einen <text:span text:style-name="T1">Entwickler</text:span> der klassisch den Source geschrieben hat und nun pflegt. Dazu hat es einen <text:span text:style-name="T1">Maintainer</text:span>, der diesen Source aufbereitet und für die gewählte Distribution packt. Ein Maintainer kann mehrere Programmpakete pflegen oder auch für mehrere Distributionen packen.</text:p>
      <text:p text:style-name="P7">Jeder Paketmanager hat Vor- und Nachteile, auch hier gilt: 'Ein Patentrezept gibt es nicht'.</text:p>
      <table:table table:name="Tabelle1" table:style-name="Tabelle1">
        <table:table-column table:style-name="Tabelle1.A" table:number-columns-repeated="3"/>
        <table:table-row>
          <table:table-cell table:style-name="Tabelle1.A1" office:value-type="string">
            <text:p text:style-name="P14">Distribution</text:p>
          </table:table-cell>
          <table:table-cell table:style-name="Tabelle1.A1" office:value-type="string">
            <text:p text:style-name="P14">Paketmanager</text:p>
          </table:table-cell>
          <table:table-cell table:style-name="Tabelle1.C1" office:value-type="string">
            <text:p text:style-name="P14">Frontend</text:p>
          </table:table-cell>
        </table:table-row>
        <table:table-row>
          <table:table-cell table:style-name="Tabelle1.A2" office:value-type="string">
            <text:p text:style-name="P15">Debian, Ubuntu</text:p>
          </table:table-cell>
          <table:table-cell table:style-name="Tabelle1.A2" office:value-type="string">
            <text:p text:style-name="P15">dpkg</text:p>
          </table:table-cell>
          <table:table-cell table:style-name="Tabelle1.C2" office:value-type="string">
            <text:p text:style-name="P15">APT (apt-get, aptitude)</text:p>
          </table:table-cell>
        </table:table-row>
        <table:table-row>
          <table:table-cell table:style-name="Tabelle1.A2" office:value-type="string">
            <text:p text:style-name="P15">RedHat, SUSE</text:p>
          </table:table-cell>
          <table:table-cell table:style-name="Tabelle1.A2" office:value-type="string">
            <text:p text:style-name="P15">rpm</text:p>
          </table:table-cell>
          <table:table-cell table:style-name="Tabelle1.C2" office:value-type="string">
            <text:p text:style-name="P15">Yast, Yum</text:p>
          </table:table-cell>
        </table:table-row>
        <table:table-row>
          <table:table-cell table:style-name="Tabelle1.A2" office:value-type="string">
            <text:p text:style-name="P15">Slackware</text:p>
          </table:table-cell>
          <table:table-cell table:style-name="Tabelle1.A2" office:value-type="string">
            <text:p text:style-name="P15">pkgtools</text:p>
          </table:table-cell>
          <table:table-cell table:style-name="Tabelle1.C2" office:value-type="string">
            <text:p text:style-name="P15"/>
          </table:table-cell>
        </table:table-row>
        <table:table-row>
          <table:table-cell table:style-name="Tabelle1.A2" office:value-type="string">
            <text:p text:style-name="P15">Gentoo</text:p>
          </table:table-cell>
          <table:table-cell table:style-name="Tabelle1.A2" office:value-type="string">
            <text:p text:style-name="P15">portage</text:p>
          </table:table-cell>
          <table:table-cell table:style-name="Tabelle1.C2" office:value-type="string">
            <text:p text:style-name="P15">Emerge</text:p>
          </table:table-cell>
        </table:table-row>
      </table:table>
      <text:h text:style-name="P38" text:outline-level="2"><text:soft-page-break/>Das Betriebssystem: Der Kernel</text:h>
      <text:p text:style-name="P7">Linux selbst ist nur der Kernel, dieser liegt nach der Installation [9] unter /boot/vmlinuz und wird mittels Modulen, die unter /lib/modules/ zu finden sind, erweitert. Die unterstützen <text:span text:style-name="T1">Architekturen</text:span> sind auf kernel.org nachzulesen.</text:p>
      <text:p text:style-name="P7">Der Kernel setzt direkt auf die Hardware auf, mittels der Libary <text:span text:style-name="T1">glibc</text:span> werden die Grundfunktionen eines minimalen Systems zur Verfügung gestellt.</text:p>
      <text:p text:style-name="P7">Beim <text:span text:style-name="T1">kompilieren</text:span> eines Kernels geht es um verschiedene Faktoren, wie Geschwindigkeit (z.B. im Kernel ist es schneller) und Sicherheit (z.B. ein Modul kann einen Segfault verursachen, ohne das das System stoppt).</text:p>
      <text:p text:style-name="P7"/>
      <text:p text:style-name="P7">Mein Lieblingsbeispiel aus der Praxis ist die Netzwerkkarte. Im Kernel <text:span text:style-name="T1">monolithisch</text:span> kompiliert ist sie zur Bootzeit verfügbar und es kann direkt drauf zugegriffen werden. Wenn allerdings von außen ein Pingflood auf die Netzwerkkarte einwirkt, dann würde sie den Kernel mit belasten. Als Modul kann der Kernel sie mit entsprechenden Hilfsprogrammen bei Bedarf entladen.</text:p>
      <text:p text:style-name="P7"/>
      <text:h text:style-name="P38" text:outline-level="2">Die Benutzerschnittstelle</text:h>
      <text:h text:style-name="P35" text:outline-level="3">Die Konsole: /bin/shell</text:h>
      <text:p text:style-name="P7">Der Benutzer findet sich unter Linux immer wieder auf der Shell. Was für den ambitionierten Heimanwender, der Windows oder MacOSX gewohnt ist, als rückständig und kompliziert erscheint, ist für den Linux Administrator die Quelle der Macht. Ein oft genannter Grundsatz der Distributionen ist „Für jede Anwendung ein Tool“, das gilt für die Konsole, wie für die Grafische Oberfläche.</text:p>
      <text:p text:style-name="P7">Als 'echte <text:span text:style-name="T1">Konsolen</text:span>' findet man mit [Alt][Fn] die <text:span text:style-name="T1">tty[n]</text:span>, unter X kann man sich die <text:span text:style-name="T1">pty[n]</text:span> (<text:span text:style-name="T1">Pseudoterminals</text:span>) holen.</text:p>
      <text:p text:style-name="P7">Die Standard Shell ist zum Beispiel <text:span text:style-name="T7">bash</text:span> oder <text:span text:style-name="T7">dash</text:span>, aber im studentischen Umfeld trifft man auch auf die <text:span text:style-name="T6">csh</text:span> oder <text:span text:style-name="T5">zsh</text:span>. Erlaubt ist, was gefällt.</text:p>
      <text:p text:style-name="P7">Um sich auf der Shell zurechtzufinden gibt es Standardbefehle. Als Einstieg empfiehlt sich als Referenz ein gutes Buch [1][2], eine Kaffeetasse oder ein Hintergrundbild [3] mit einfachen Befehlssatz.</text:p>
      <text:p text:style-name="P7">Ein großer Vorteil der Arbeit auf der Shell sind die Umleitungen und Pipes. Erklärt auf bin-bash.de [8]</text:p>
      <text:p text:style-name="P7"/>
      <text:h text:style-name="P35" text:outline-level="3">Die grafische Oberfläche: X11</text:h>
      <text:p text:style-name="P7">Die Konsole ist aber nicht alles. Über das Protokoll <text:span text:style-name="T1">X11</text:span> gibt es unter Linux den <text:span text:style-name="T1">X-Server</text:span> (z.B. <text:span text:style-name="T3">Xorg</text:span>), der hält die Kontrolle über die Hardware, wie Maus, Tastatur und Bildschirm. Der <text:span text:style-name="T1">X-Client</text:span> sagt an, was auf dem Bildschirm ausgegeben werden soll. </text:p>
      <text:p text:style-name="P7">Damit es gut aussieht wird ein <text:span text:style-name="T1">Windowmanager</text:span> (z.B. <text:span text:style-name="T3">XFCE</text:span>, <text:span text:style-name="T3">Fluxbox</text:span>, <text:span text:style-name="T3">e17</text:span>) oder aber ein ganzes <text:span text:style-name="T1">Desktopenvironment</text:span> (<text:span text:style-name="T3">Gnome</text:span>, <text:span text:style-name="T3">KDE</text:span>) geladen.</text:p>
      <text:p text:style-name="P7">Und wiedermal, „Erlaubt ist was gefällt“, jede Distribution hat Empfehlungen, <text:s/>kaum etwas kann nicht individuell angepasst werden.</text:p>
      <text:p text:style-name="P7"/>
      <text:p text:style-name="P7">Das man nicht an eine Oberfläche gebunden ist ist für den Einzelplatz vielleicht ein Segen, für viele Administratoren und Entwickler aber auch die Hölle.</text:p>
      <text:h text:style-name="P32" text:outline-level="1"><text:bookmark text:name="__RefHeading__882_623753130"/>Einstieg in Debian<text:bookmark-end text:name="__RefHeading__882_623753130"/></text:h>
      <text:h text:style-name="P38" text:outline-level="2">Der Debian Paketmanager: dpkg</text:h>
      <text:p text:style-name="P7">Der Paketmanager für Debian ist <text:span text:style-name="T1">dpkg</text:span>. Bequem mittels der <text:span text:style-name="T1">APT </text:span><text:span text:style-name="T9">Libary</text:span> lässt sich dpkg bequem benutzen. Die Frontends sind z.B. <text:span text:style-name="T3">apt-get</text:span> [5], <text:span text:style-name="T3">aptitude</text:span>, <text:span text:style-name="T3">Adept</text:span>.</text:p>
      <text:p text:style-name="P11">Während es damals einfach war, RedHat nutzte YUM, SUSE hatte YAST und Debian hatte apt-get, so sind die Systeme heute quer portiert worden.</text:p>
      <text:p text:style-name="P11"/>
      <text:h text:style-name="P35" text:outline-level="3">Das dpkg Frontend: APT</text:h>
      <text:p text:style-name="P11">Unter Debian werden die Softwarepakete mittels dpkg installiert und entfernt, das allerdings macht eine Distribution noch nicht Benutzerfreundlich. Auf dpkg wurde die Schnittstelle APT gesetzt, auf die z.B. das Frontend <text:span text:style-name="T1">apt-get</text:span> aufsetzt. Mittels der APT Libary ist es möglich Paketquellen (Repositorys) zu verwalten, Abhängigkeiten automatisch aufzulösen und relativ neu ist die Möglichkeit auch nicht mehr benötigte Pakete zu deinstallieren.</text:p>
      <text:p text:style-name="P11">Als Beispiel wollen wir dein Programm für passives Fingerprinting installieren, wir suchen nach diesen Begriffen mittels:</text:p>
      <text:p text:style-name="P11"/>
      <table:table table:name="Tabelle3" table:style-name="Tabelle3">
        <table:table-column table:style-name="Tabelle3.A"/>
        <table:table-row>
          <table:table-cell table:style-name="Tabelle3.A1" office:value-type="string">
            <text:p text:style-name="P12">lupus@zoe:~$ <text:span text:style-name="T1">apt-cache search passive fingerprint</text:span></text:p>
            <text:p text:style-name="P12"><text:span text:style-name="T1">ettercap</text:span> - Multipurpose sniffer/interceptor/logger for switched LAN</text:p>
            <text:p text:style-name="P12"><text:span text:style-name="T1">ettercap-gtk</text:span> - Multipurpose sniffer/interceptor/logger for switched LAN</text:p>
            <text:p text:style-name="P12"><text:span text:style-name="T1">p0f</text:span> - Passive OS fingerprinting tool</text:p>
          </table:table-cell>
        </table:table-row>
      </table:table>
      <text:p text:style-name="P11"/>
      <text:p text:style-name="P11">Und erhalten drei Pakete als Ergebnis. Da die Beschreibung schon genau enthält was wir suchen installieren wir <text:span text:style-name="T1">p0f</text:span><text:span text:style-name="T9"> mittels:</text:span></text:p>
      <text:p text:style-name="P30"/>
      <table:table table:name="Tabelle4" table:style-name="Tabelle4">
        <table:table-column table:style-name="Tabelle4.A"/>
        <table:table-row>
          <table:table-cell table:style-name="Tabelle4.A1" office:value-type="string">
            <text:p text:style-name="P12"><text:span text:style-name="T9">lupus@zoe:~$ </text:span><text:span text:style-name="T1">sudo apt-get install p0f</text:span></text:p>
            <text:p text:style-name="P12"><text:span text:style-name="T9">[sudo] password for lupus: </text:span><text:span text:style-name="T1">*************</text:span></text:p>
            <text:p text:style-name="P31">[…]</text:p>
            <text:p text:style-name="P12"><text:span text:style-name="T9">Entpacke </text:span><text:span text:style-name="T1">p0f</text:span><text:span text:style-name="T9"> (aus .../p/p0f/</text:span><text:span text:style-name="T1">p0f_2.0.8-2_amd64.deb</text:span><text:span text:style-name="T9">) …</text:span></text:p>
            <text:p text:style-name="P31">[…]</text:p>
            <text:p text:style-name="P31">Schreibe erweiterte Statusinformationen... Fertig</text:p>
          </table:table-cell>
        </table:table-row>
      </table:table>
      <text:p text:style-name="P30"/>
      <text:p text:style-name="P11"><text:span text:style-name="T9">Ohne das ich etwas machen musste hat apt-get die Abhängigkeiten aufgelöst, alle benötigten Paket aus den </text:span><text:span text:style-name="T1">bekannten Quellen (sources.list)</text:span><text:span text:style-name="T9"> geladen und Installiert.</text:span></text:p>
      <text:p text:style-name="P30">Unter Umständen werden in einem Dialog noch weitere Informationen während der Installation abgefragt. Das System dahinter nennt sich 'Debconf' und passt anhand dieser Fragen gegebene Templates an und setzt diese als Konfigurationsdateien. Die Templates und Fragen werden vom Maintainer de Pakets vorgegeben.</text:p>
      <text:p text:style-name="P30"/>
      <text:p text:style-name="P30"/>
      <text:h text:style-name="P36" text:outline-level="3"><text:soft-page-break/>Die APT Repositorys</text:h>
      <text:p text:style-name="P13"><text:span text:style-name="T11">Die Datei /etc/apt/sources.list gibt an, wo APT die Pakete findet. Der Aufbau der Quellen ist streng vorgeschrieben, als Protokoll gibt es viele Alternativen, als Beispiel: </text:span><text:span text:style-name="T13">http://, ftp://, file://.</text:span></text:p>
      <text:p text:style-name="P30"/>
      <table:table table:name="Tabelle9" table:style-name="Tabelle9">
        <table:table-column table:style-name="Tabelle9.A"/>
        <table:table-row>
          <table:table-cell table:style-name="Tabelle9.A1" office:value-type="string">
            <text:p text:style-name="P21">deb ftp://ftp2.de.debian.org/debian stable main contrib non-free</text:p>
          </table:table-cell>
        </table:table-row>
        <table:table-row>
          <table:table-cell table:style-name="Tabelle9.A2" office:value-type="string">
            <text:p text:style-name="P20"><text:span text:style-name="T1">deb</text:span><text:span text:style-name="T9">,</text:span> Dateityp</text:p>
            <text:p text:style-name="P20"><text:span text:style-name="T1">ftp://</text:span>, Protokoll</text:p>
            <text:p text:style-name="P20"><text:span text:style-name="T1">ftp2.de.debian.org</text:span>, URL des Paketsspiegels</text:p>
            <text:p text:style-name="P20"><text:span text:style-name="T1">/debian</text:span>, Verzeichnis auf dem Spiegel</text:p>
            <text:p text:style-name="P20"><text:span text:style-name="T1">stable</text:span>, Angabe der Distribution</text:p>
            <text:p text:style-name="P20"><text:span text:style-name="T1">main contrib non-free</text:span>, Angabe des Baumes (Tree)</text:p>
          </table:table-cell>
        </table:table-row>
      </table:table>
      <text:p text:style-name="P30"/>
      <text:h text:style-name="P38" text:outline-level="2">Verzeichnisstruktur</text:h>
      <text:p text:style-name="P7">Unter Linux gibt es keine Laufwerke, auf die man direkt zugreifen kann. Alles wird im Verzeichnisbaum dargestellt. Der Stamm ist root (/) und darunter werden nach Bedarf weitere Datenträger als Verzeichnis eingebunden.</text:p>
      <text:p text:style-name="P7">Der allgemeine Standard ist genauer definiert in dem „Filesystem Hierachy Standard“ FHS [6].</text:p>
      <text:p text:style-name="P7"/>
      <text:p text:style-name="P17">/ root, der Stamm</text:p>
      <text:p text:style-name="P17">/boot, Kernel, <text:span text:style-name="T1">initrd</text:span></text:p>
      <text:p text:style-name="P17">/bin, ausführbare Dateien, die zur Bootzeit gebraucht werden</text:p>
      <text:p text:style-name="P17">/dev, Devicefiles, Dateien die ein Gerät repräsentieren</text:p>
      <text:p text:style-name="P17">/etc, Konfigurationsdateien und globale Vorgaben</text:p>
      <text:p text:style-name="P17">/home, Heimatverzeichnis (~) der Benutzer, ggf. eigene Partition</text:p>
      <text:p text:style-name="P17">/lib, Libarys und Shared Objects auf die Programme zurückgreifen</text:p>
      <text:p text:style-name="P17">/media, Automatisches Einbinden (<text:span text:style-name="T1">udev</text:span>, <text:span text:style-name="T1">HAL</text:span>) von Datenträgern</text:p>
      <text:p text:style-name="P17">/mnt, Empfehlung zum manuellen Einhängen von Datenträgern</text:p>
      <text:p text:style-name="P17">/opt, Empfehlung für properitäre Software</text:p>
      <text:p text:style-name="P17">/proc, Prozessdateisystem für den Zugriff auf Systemressourcen</text:p>
      <text:p text:style-name="P17">/root, Heimatverzeichnis des Superusers (root)</text:p>
      <text:p text:style-name="P17">/sbin, ausführbare Dateien (root), die zur Bootzeit gebraucht werden</text:p>
      <text:p text:style-name="P17">/tmp, temporäre Dateien, ggf. eigene Partition</text:p>
      <text:p text:style-name="P17">/usr, Unix System Ressource, Distributionsabhängige Nutzung</text:p>
      <text:p text:style-name="P17">/var, Variable Dateien, wie Spooler, Datenbanken, Logdateien</text:p>
      <text:p text:style-name="P17"/>
      <text:p text:style-name="P17">/boot/vmlinuz (kernel)</text:p>
      <text:p text:style-name="P17"/>
      <text:p text:style-name="P17">/dev/hda1 (block device)</text:p>
      <text:p text:style-name="P17">/dev/psaux (character device)</text:p>
      <text:p text:style-name="P17"/>
      <text:p text:style-name="P17">/usr/share/doc/ (Dokumentationen)</text:p>
      <text:p text:style-name="P17">/usr/src/ (Quellcode, header)</text:p>
      <text:p text:style-name="P5"/>
      <text:h text:style-name="P39" text:outline-level="2">Benutzerverwaltung: pam_unix.so</text:h>
      <text:p text:style-name="P7">Die Benutzerverwaltung wird mittels PAM (Pluggable Authentication Module) organisiert und der Installationsstandard ist das pam_unix.so Modul. Hier werden die Benutzer in Dateien verwaltet.</text:p>
      <text:p text:style-name="P7">Ein Benutzername oder Gruppenname ist nur ein Alias um das System für Menschen lesbar zu machen. Intern, zum Beispiel auf dem Dateisystem, wird aber NUR eine Nummer, die UID und GID abgespeichert.</text:p>
      <text:p text:style-name="P7"/>
      <text:h text:style-name="P35" text:outline-level="3">/etc/passwd</text:h>
      <text:p text:style-name="P7">In dieser Datei stehen die Benutzer eines Systems. Unter Debian liegen die Systembenutzer unterhalb der UID 1000, und ie Benutzer fangen ab 1000 an.</text:p>
      <text:p text:style-name="P7">Der Superuser hat immer die UID und GID 0. Als Standard ist der Name root vorgegeben, aber auch wheel ist anzutreffen.</text:p>
      <table:table table:name="Tabelle8" table:style-name="Tabelle8">
        <table:table-column table:style-name="Tabelle8.A"/>
        <table:table-row>
          <table:table-cell table:style-name="Tabelle8.A1" office:value-type="string">
            <text:p text:style-name="P16">lupus:x:1000:1000:Benjamin Moeller,,,:/home/lupus:/bin/bash</text:p>
          </table:table-cell>
        </table:table-row>
        <table:table-row>
          <table:table-cell table:style-name="Tabelle8.A2" office:value-type="string">
            <text:p text:style-name="P17">Loginname</text:p>
            <text:p text:style-name="P17">Passwort (x = gesetzt, ! = nicht gesetzt)</text:p>
            <text:p text:style-name="P17">UID</text:p>
            <text:p text:style-name="P17">GID</text:p>
            <text:p text:style-name="P17">GCOS Informationen</text:p>
            <text:p text:style-name="P17">Heimatverzeichnis</text:p>
            <text:p text:style-name="P17">Standard Shell</text:p>
          </table:table-cell>
        </table:table-row>
      </table:table>
      <text:p text:style-name="P7"/>
      <text:h text:style-name="P35" text:outline-level="3">/etc/shadow</text:h>
      <text:p text:style-name="P7">Das Password wird als MD5 Hash gespeichert. Da auf weitere Informationen (GCOS Felder) jeder Zugriff haben sollte wurde das Passwort ausgelagert in eine Datei, die nicht von jedem lesbar ist.</text:p>
      <table:table table:name="Tabelle7" table:style-name="Tabelle7">
        <table:table-column table:style-name="Tabelle7.A"/>
        <table:table-row>
          <table:table-cell table:style-name="Tabelle7.A1" office:value-type="string">
            <text:p text:style-name="P16">lupus:$6$04A[...]fqIcwv/:14569:0:99999:7:::</text:p>
          </table:table-cell>
        </table:table-row>
        <table:table-row>
          <table:table-cell table:style-name="Tabelle7.A2" office:value-type="string">
            <text:p text:style-name="P17">Loginname</text:p>
            <text:p text:style-name="P17">Passwort als Hash</text:p>
            <text:p text:style-name="P17">letzte Änderung</text:p>
            <text:p text:style-name="P17">nächste Änderung</text:p>
            <text:p text:style-name="P17">Alter</text:p>
            <text:p text:style-name="P17">Passwort Warnung</text:p>
            <text:p text:style-name="P17">Fallback Aktzeptanz</text:p>
            <text:p text:style-name="P17">Ablaufdatum</text:p>
            <text:p text:style-name="P17">Reserviertes Feld</text:p>
          </table:table-cell>
        </table:table-row>
      </table:table>
      <text:p text:style-name="P7"/>
      <text:h text:style-name="P35" text:outline-level="3">/etc/group</text:h>
      <table:table table:name="Tabelle6" table:style-name="Tabelle6">
        <table:table-column table:style-name="Tabelle6.A"/>
        <table:table-row>
          <table:table-cell table:style-name="Tabelle6.A1" office:value-type="string">
            <text:p text:style-name="P16">lupus:x:1000:</text:p>
          </table:table-cell>
        </table:table-row>
        <table:table-row>
          <table:table-cell table:style-name="Tabelle6.A2" office:value-type="string">
            <text:p text:style-name="P17">Loginname</text:p>
            <text:p text:style-name="P17">Gruppenpasswort</text:p>
            <text:p text:style-name="P17">GID</text:p>
            <text:p text:style-name="P17">weitere Benutzer der Gruppe</text:p>
          </table:table-cell>
        </table:table-row>
      </table:table>
      <text:p text:style-name="P7"/>
      <text:h text:style-name="P35" text:outline-level="3"><text:soft-page-break/>Dateirechte</text:h>
      <text:p text:style-name="P7">Das Standarddateisystem für Debian basierende Betriebssysteme ist <text:span text:style-name="T1">ext3</text:span>. Dieses Dateisystem bietet keine Komplexen <text:span text:style-name="T3">ACLs</text:span>, wie <text:span text:style-name="T3">NTFS</text:span>.</text:p>
      <text:p text:style-name="P7">Es gibt für die Dateirechte 3 Stufen. Den Besitzer, die Gruppe und alle Anderen. Jede Stufe hat 3 mögliche Berechtigungen oder hat die Berechtigung nicht. <text:span text:style-name="T1">Lesen (r), schreiben (w), ausführen (x)</text:span>.</text:p>
      <text:p text:style-name="P7">Vorangestellt ist der Typ einer Datei. Wie erwähnt wird alles durch eine Datei repräsentiert, so kann sie z.B. den Typ Verzeichnis (d), blockorientiertes Gerät (b), symbolischer Link (l) haben.</text:p>
      <text:p text:style-name="P7"/>
      <text:p text:style-name="P7">Daraus ergibt sich eine Matrix von:</text:p>
      <table:table table:name="Tabelle5" table:style-name="Tabelle5">
        <table:table-column table:style-name="Tabelle5.A"/>
        <table:table-row>
          <table:table-cell table:style-name="Tabelle5.A1" office:value-type="string">
            <text:p text:style-name="P16">lupus@nina:~$ ls -lh /etc/shadow</text:p>
            <text:p text:style-name="P16"><text:span text:style-name="T1">-rw-r-----</text:span> 1 root shadow 1,2K 2010-03-25 09:20 /etc/shadow</text:p>
          </table:table-cell>
        </table:table-row>
        <table:table-row>
          <table:table-cell table:style-name="Tabelle5.A2" office:value-type="string">
            <text:p text:style-name="P18"><text:span text:style-name="T10">(I)</text:span> Dateirechte</text:p>
            <text:p text:style-name="P17"><text:span text:style-name="T10">(I)</text:span> Anzahl der Verlinkungen auf diese Date</text:p>
            <text:p text:style-name="P17"><text:span text:style-name="T10">(I als UID/GID)</text:span> Benutzer und Bevorzugte Gruppe</text:p>
            <text:p text:style-name="P17"><text:span text:style-name="T10">(I)</text:span> Größe der Datei in Byte, durch den schalter -l in Kbyte</text:p>
            <text:p text:style-name="P17"><text:span text:style-name="T10">(I als Timestamp inkl. Erstellungsdatum)</text:span> Datum und Zeit der letzten Änderung</text:p>
            <text:p text:style-name="P17"><text:span text:style-name="T10">(D)</text:span> Dateiname</text:p>
            <text:p text:style-name="P17"/>
            <text:p text:style-name="P19">(I = Gespeichert im Inode, D = gespeichert in der Datei)</text:p>
          </table:table-cell>
        </table:table-row>
      </table:table>
      <text:p text:style-name="P17"/>
      <text:p text:style-name="P7">Es ist eine Datei (-), der Benutzer (root) darf die Datei lesen und Schreiben aber nicht ausführen (rw-), die Gruppe (shadow) darf die Datei nur lesen (r--), alle anderen dürfen gar nichts (---).</text:p>
      <text:p text:style-name="P7">Dabei gilt immer die Zugehörigkeit mit dem höchsten Wert. Wenn der Benutzer passt, wird nicht mehr nach den Gruppenrechten geschaut.</text:p>
      <text:p text:style-name="P7"/>
      <text:p text:style-name="P7">Die Dateirechte werden klassisch als Zahlenwerte dargestellt, die addiert einen 'Berechtigungscode' ergeben. Lesen 4, schreiben 2, ausführen 1. Für das oben genannte Beispiel haben wir also das Recht 640.</text:p>
      <text:p text:style-name="P7"/>
      <text:p text:style-name="P7">Für das schnelle setzen der Rechte ohne Taschenrechner kennt 'chmod', der Befehl zum Ändern der Dateirechte, auch Buchstaben.</text:p>
      <text:p text:style-name="P7"><text:span text:style-name="T1">Besitzer (o owner), Gruppe (g group), Alle (a all)</text:span>.</text:p>
      <text:p text:style-name="P7">Hinzufügen von Schreibrechten der Gruppe: <text:span text:style-name="T2">chmod g+w /pfad/datei</text:span></text:p>
      <text:p text:style-name="P7">Entfernen vom Ausführungsrecht Aller: <text:span text:style-name="T2">chmod a-x /pfad/datei</text:span></text:p>
      <text:p text:style-name="P10"/>
      <text:h text:style-name="P39" text:outline-level="2">Einbinden von Datenträgern</text:h>
      <text:p text:style-name="P7">Das Mounten, einbinden von Datenträgern, unter Linux unterscheidet sich von Windows, da es keine Laufwerksbuchstaben pro Datenträger gibt, sondern alles in den Verzeichnisbaum eingebunden wird.</text:p>
      <text:p text:style-name="P7">Manuelle bindet man Datenträger mit dem Befehl <text:span text:style-name="T1">mount</text:span> ein, wobei der <text:span text:style-name="T1">Mountpoint</text:span> existieren muss.</text:p>
      <text:p text:style-name="P9"># mkdir /mnt/test</text:p>
      <text:p text:style-name="P7">mount -t &lt;dateisystem&gt; -o &lt;optionen&gt; /&lt;devicefile&gt; /&lt;mount&gt;/&lt;point&gt;</text:p>
      <text:p text:style-name="P9"># mount -t vfat -o defaults,users /dev/sdb1 /mnt/test</text:p>
      <text:p text:style-name="P7"/>
      <text:p text:style-name="P7">Der Vorgang lässt sich über die Datei /etc/fstab [4] automatisieren</text:p>
      <text:p text:style-name="P7"/>
      <text:h text:style-name="P37" text:outline-level="3">Zugriff auf Partitionen</text:h>
      <text:p text:style-name="P7">Ein Blockdevice (z.B. /dev/<text:span text:style-name="T1">sda1</text:span>) unter Linux ist dabei wie folgt aufgebaut:</text:p>
      <text:p text:style-name="P7"/>
      <text:p text:style-name="P7"><text:span text:style-name="T1">hd/sd</text:span> <text:span text:style-name="T8">h</text:span> sind AT-Geräte, bekannt als z.b. IDE. Das <text:span text:style-name="T8">s</text:span> steht für SCSI Geräte.</text:p>
      <text:p text:style-name="P7"><text:span text:style-name="T1">a</text:span> steht für das erste erkannte Gerät. Unter IDE gab es den 1. und 2. primären, sowie den 1. und 2. sekundären Port, das ergab die Buchstaben <text:span text:style-name="T8">a-d</text:span>. Unter SCSI gab es klassisch 7 mögliche Geräte an einem Port, <text:span text:style-name="T8">a-g</text:span>. Das kann heute mehr sein, da SATA, CD-Brenner, USB Massenspeicher alle als SCSI Geräte angesprochen werden.</text:p>
      <text:p text:style-name="P7"><text:span text:style-name="T1">1</text:span> ohne eine Ziffer ist das ganze Gerät gemeint, inklusive <text:span text:style-name="T1">MBR</text:span><text:span text:style-name="T9"> (Master Boot Record)</text:span>. Die <text:span text:style-name="T8">1</text:span> steht für die erste Primäre Partition, auf diesem Gerät. Dabei können durch die geringe Größe im <text:span text:style-name="T9">MBR</text:span> nur <text:span text:style-name="T3">4 Primäre Partitionen</text:span> erstellt werden. Alternativ kann man bis zu <text:span text:style-name="T3">3 primäre Partitionen und einen erweiterten Container</text:span> anlegen, in dem logische Partitionen liegen. Die erweiterten Partitionen fangen ungeachtet der Anzahl der primären Partitionen bei <text:span text:style-name="T8">5</text:span> an aufwärts zu zählen.</text:p>
      <text:p text:style-name="P24"/>
      <text:p text:style-name="P24"/>
      <text:h text:style-name="P33" text:outline-level="1"><text:bookmark text:name="__RefHeading__863_843039222"/>Kompilieren<text:bookmark-end text:name="__RefHeading__863_843039222"/></text:h>
      <text:p text:style-name="P27"><text:span text:style-name="T12">Nicht jedes Programm oder Kernelmodul liegt immer als Paket vor, dann bleibt noch immer die Möglichkeit aus dem Quelltext selbst zu kompilieren. Der einfachste Weg ist über den Dreisatz </text:span><text:span text:style-name="T17">./configure; make; make install</text:span><text:span text:style-name="T12">, vorausgesetzt alle Abhängigkeiten sind schon erfüllt.</text:span></text:p>
      <text:h text:style-name="Heading_20_2" text:outline-level="2">Vorbereitung</text:h>
      <text:p text:style-name="P25">Die wichtigsten Programme und Abhängigkeiten unter Debian installiert man mit folgender Zeile:</text:p>
      <text:p text:style-name="P27"><text:span text:style-name="T17"># </text:span><text:span text:style-name="T18">aptitude install wget bzip2 gcc kernel-package linux-kernel-headers binutils bin86 make fakeroo</text:span><text:span text:style-name="T18">t </text:span><text:span text:style-name="T18">build-essential</text:span></text:p>
      <text:p text:style-name="P25"/>
      <text:p text:style-name="P25">Zuerst laden wir das Paket herunter, entweder über einen Browser oder mittels wget. Für mich persönlich hat es sich bewährt einen Unterordner sys im Benutzerverzeichnis anzulegen, in dem ich Quelltexte herunterlade und bearbeite.</text:p>
      <text:p text:style-name="P28">$ cd ~/sys/</text:p>
      <text:p text:style-name="P28">$ wget &lt;programm-src&gt;.tgz</text:p>
      <text:p text:style-name="P28">$ tar xvzf &lt;programm-src&gt;.tgz</text:p>
      <text:p text:style-name="P28">$ cd &lt;programm&gt;</text:p>
      <text:p text:style-name="P25"/>
      <text:p text:style-name="P25">In dem Unterordner &lt;programm&gt; findet sich hoffentlich eine Datei namens <text:span text:style-name="T2">INSTALL</text:span> oder <text:span text:style-name="T2">README</text:span>. Hier finden sich weitere Hinweise zu den Abhängigkeiten und Besonderheiten.</text:p>
      <text:p text:style-name="P25">Ist ein Programm von einem anderen Abhängig, so benötigen wir die <text:span text:style-name="T1">Header</text:span>. Ist die <text:s/>Abhängigkeit als Paket vorhanden, dann wird mit <text:span text:style-name="T2">aptitude install &lt;paket&gt;-dev</text:span> alles notwendige installiert.</text:p>
      <text:h text:style-name="P40" text:outline-level="2">Kompilieren</text:h>
      <text:p text:style-name="P29">$ ./configure [--help]</text:p>
      <text:p text:style-name="P29">$ make</text:p>
      <text:p text:style-name="P29">$ su </text:p>
      <text:p text:style-name="P29"># make install</text:p>
      <text:p text:style-name="P25"/>
      <text:p text:style-name="P26">Der Befehl <text:span text:style-name="T2">./configure</text:span> besitzt in der Regel den Schalter <text:span text:style-name="T2">–help</text:span>. Wenn er vorhanden ist schadet es nicht einmal anzusehen was für Optionen es gibt.</text:p>
      <text:p text:style-name="P25">Die meisten Programme brauchen <text:span text:style-name="T1">Rootrechte</text:span> zum installieren, nicht aber zum Kompilieren. Daher muss das Rootrecht auch nur im letzten Schritt gegeben werden.</text:p>
      <text:p text:style-name="P25">Der Befehl make führt das <text:span text:style-name="T1">Makefile</text:span> im Verzeichnis aus, in dem verschiedene Anweisungen zum Kompilieren stehen.</text:p>
      <text:h text:style-name="P33" text:outline-level="1"><text:bookmark text:name="__RefHeading__689_236292693"/>Weiterführende Quellen:<text:bookmark-end text:name="__RefHeading__689_236292693"/></text:h>
      <text:p text:style-name="P5"><text:span text:style-name="T15">[1] </text:span><text:a xlink:type="simple" xlink:href="http://www.oreilly.de/catalog/linuxnut4ger/index.html"><text:span text:style-name="T15">http://www.oreilly.de/catalog/linuxnut4ger/index.html</text:span></text:a></text:p>
      <text:p text:style-name="P5"><text:span text:style-name="T15">[2] </text:span><text:a xlink:type="simple" xlink:href="http://www.amazon.de/Linux-Michael-Kofler/dp/3827321581"><text:span text:style-name="T15">http://www.amazon.de/Linux-Michael-Kofler/dp/3827321581</text:span></text:a></text:p>
      <text:p text:style-name="P5"><text:span text:style-name="T15">[3] </text:span><text:a xlink:type="simple" xlink:href="http://www.lupuse.org/linux/img/"><text:span text:style-name="T15">http://www.lupuse.org/linux/img/</text:span></text:a></text:p>
      <text:p text:style-name="P5"><text:span text:style-name="T15">[4] </text:span><text:a xlink:type="simple" xlink:href="http://www.lupuse.org/linux/etc/fstab"><text:span text:style-name="T15">http://www.lupuse.org/linux/etc/fstab</text:span></text:a></text:p>
      <text:p text:style-name="P5"><text:span text:style-name="T15">[5] </text:span><text:a xlink:type="simple" xlink:href="http://www.lupuse.org/linux/quick_n_dirty/apt-debian"><text:span text:style-name="T15">http://www.lupuse.org/linux/quick_n_dirty/apt-debian</text:span></text:a></text:p>
      <text:p text:style-name="P5"><text:span text:style-name="T15">[6] </text:span><text:a xlink:type="simple" xlink:href="http://www.pathname.com/fhs/"><text:span text:style-name="T15">http://www.pathname.com/fhs/</text:span></text:a></text:p>
      <text:p text:style-name="P5"><text:span text:style-name="T15">[7] </text:span><text:a xlink:type="simple" xlink:href="http://www.kernel.org/"><text:span text:style-name="T15">http://www.kernel.org/</text:span></text:a></text:p>
      <text:p text:style-name="P5"><text:span text:style-name="T15">[8] </text:span><text:a xlink:type="simple" xlink:href="http://bin-bash.de/komfort.php"><text:span text:style-name="T15">http://bin-bash.de/komfort.php</text:span></text:a></text:p>
      <text:p text:style-name="P5"><text:span text:style-name="T15">[9] </text:span><text:a xlink:type="simple" xlink:href="http://www.lupuse.org/linux/quick_n_dirty/kernel_debian"><text:span text:style-name="T15">http://www.lupuse.org/linux/quick_n_dirty/kernel_debian</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3.013cm" style:rel-column-width="11615*"/>
    </style:style>
    <style:style style:name="Tabelle2.B" style:family="table-column">
      <style:table-column-properties style:column-width="3.113cm" style:rel-column-width="12002*"/>
    </style:style>
    <style:style style:name="Tabelle2.C" style:family="table-column">
      <style:table-column-properties style:column-width="10.873cm" style:rel-column-width="41918*"/>
    </style:style>
    <style:style style:name="Tabelle2.1" style:family="table-row">
      <style:table-row-properties style:min-row-height="0.467cm"/>
    </style:style>
    <style:style style:name="Tabelle2.A1" style:family="table-cell">
      <style:table-cell-properties fo:padding="0.097cm" fo:border="none"/>
    </style:style>
    <style:style style:name="MP1" style:family="paragraph" style:parent-style-name="Footer">
      <style:paragraph-properties fo:text-align="end" style:justify-single-word="false"/>
      <style:text-properties style:font-name="DejaVu Sans" fo:font-size="8pt" style:font-size-asian="7pt" style:font-size-complex="8pt"/>
    </style:style>
    <style:style style:name="MP2" style:family="paragraph" style:parent-style-name="Footer">
      <style:paragraph-properties fo:text-align="end" style:justify-single-word="false"/>
      <style:text-properties style:font-name="DejaVu Sans" fo:font-size="6pt" style:font-size-asian="5.25pt" style:font-size-complex="6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MP1">Benjamin Moeller</text:p>
            </table:table-cell>
            <table:table-cell table:style-name="Tabelle2.A1" office:value-type="string">
              <text:p text:style-name="MP1">linux@lupuse.org</text:p>
            </table:table-cell>
            <table:table-cell table:style-name="Tabelle2.A1" office:value-type="string">
              <text:p text:style-name="MP1">Seite <text:page-number text:select-page="current">11</text:page-number> von <text:page-count>11</text:page-count></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03T08:26:26</meta:creation-date>
    <dc:date>2010-06-13T18:45:37</dc:date>
    <meta:editing-duration>PT06H01M28S</meta:editing-duration>
    <meta:editing-cycles>13</meta:editing-cycles>
    <meta:generator>OpenOffice.org/3.2$Unix OpenOffice.org_project/320m12$Build-9483</meta:generator>
    <meta:keyword>Linux Grundlagen Debian</meta:keyword>
    <dc:subject>Einführung in Linux (Debian)</dc:subject>
    <dc:title>Linux Grundlagen</dc:title>
    <meta:document-statistic meta:table-count="10" meta:image-count="0" meta:object-count="0" meta:page-count="11" meta:paragraph-count="235" meta:word-count="2581" meta:character-count="17871"/>
  </office:meta>
</office:document-meta>
</file>